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AF000000EC85075CA356B642F4.png" manifest:media-type="image/png"/>
  <manifest:file-entry manifest:full-path="Pictures/10000201000000AF000000ECEF8983C45B71C462.png" manifest:media-type="image/png"/>
  <manifest:file-entry manifest:full-path="Pictures/100002010000079E00000254100EE18C0A28AB76.png" manifest:media-type="image/png"/>
  <manifest:file-entry manifest:full-path="Pictures/1000020100000321000001BC17AE5830388F2B2E.png" manifest:media-type="image/png"/>
  <manifest:file-entry manifest:full-path="Pictures/1000020100000321000001BCB16A27CBB4E57C70.png" manifest:media-type="image/png"/>
  <manifest:file-entry manifest:full-path="Pictures/100002010000079E000002548169D575DCBB27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501cm" table:align="margins"/>
    </style:style>
    <style:style style:name="Tableau1.A" style:family="table-column">
      <style:table-column-properties style:column-width="9.499cm" style:rel-column-width="33645*"/>
    </style:style>
    <style:style style:name="Tableau1.B" style:family="table-column">
      <style:table-column-properties style:column-width="2.835cm" style:rel-column-width="10040*"/>
    </style:style>
    <style:style style:name="Tableau1.C" style:family="table-column">
      <style:table-column-properties style:column-width="6.168cm" style:rel-column-width="21850*"/>
    </style:style>
    <style:style style:name="Tableau1.A1" style:family="table-cell">
      <style:table-cell-properties style:vertical-align="middle" fo:padding="0.097cm" fo:border="none"/>
    </style:style>
    <style:style style:name="Tableau1.C1" style:family="table-cell">
      <style:table-cell-properties fo:padding="0.097cm" fo:border="none"/>
    </style:style>
    <style:style style:name="Tableau1.A2" style:family="table-cell">
      <style:table-cell-properties fo:padding="0.097cm" fo:border="none"/>
    </style:style>
    <style:style style:name="P1" style:family="paragraph" style:parent-style-name="Norm">
      <style:text-properties officeooo:paragraph-rsid="003edab8"/>
    </style:style>
    <style:style style:name="P2" style:family="paragraph" style:parent-style-name="Norm">
      <style:text-properties officeooo:paragraph-rsid="002c45fe"/>
    </style:style>
    <style:style style:name="P3" style:family="paragraph" style:parent-style-name="Norm">
      <style:text-properties officeooo:rsid="003edab8" officeooo:paragraph-rsid="003edab8"/>
    </style:style>
    <style:style style:name="P4" style:family="paragraph" style:parent-style-name="Norm">
      <style:paragraph-properties fo:text-align="start" style:justify-single-word="false"/>
      <style:text-properties officeooo:rsid="003edab8" officeooo:paragraph-rsid="003edab8"/>
    </style:style>
    <style:style style:name="P5" style:family="paragraph" style:parent-style-name="Norm">
      <style:paragraph-properties fo:text-align="start" style:justify-single-word="false"/>
      <style:text-properties officeooo:rsid="003edab8" officeooo:paragraph-rsid="004116b0"/>
    </style:style>
    <style:style style:name="P6" style:family="paragraph" style:parent-style-name="Norm">
      <style:paragraph-properties fo:text-align="start" style:justify-single-word="false"/>
      <style:text-properties officeooo:rsid="003edab8" officeooo:paragraph-rsid="0041d1c6"/>
    </style:style>
    <style:style style:name="P7" style:family="paragraph" style:parent-style-name="Norm">
      <style:text-properties officeooo:rsid="003edab8" officeooo:paragraph-rsid="0041d1c6"/>
    </style:style>
    <style:style style:name="P8" style:family="paragraph" style:parent-style-name="Norm">
      <style:text-properties officeooo:paragraph-rsid="003f81ca"/>
    </style:style>
    <style:style style:name="P9" style:family="paragraph" style:parent-style-name="Norm">
      <style:paragraph-properties fo:text-align="start" style:justify-single-word="false"/>
      <style:text-properties style:font-name="Work Sans1" officeooo:rsid="003edab8" officeooo:paragraph-rsid="0041d1c6" style:font-size-asian="10.5pt"/>
    </style:style>
    <style:style style:name="P10" style:family="paragraph" style:parent-style-name="Norm">
      <style:paragraph-properties fo:text-align="center" style:justify-single-word="false"/>
      <style:text-properties style:font-name="Work Sans1" officeooo:rsid="003edab8" officeooo:paragraph-rsid="0041d1c6" style:font-size-asian="10.5pt"/>
    </style:style>
    <style:style style:name="P11" style:family="paragraph" style:parent-style-name="Norm">
      <style:text-properties officeooo:paragraph-rsid="0041d1c6"/>
    </style:style>
    <style:style style:name="P12" style:family="paragraph" style:parent-style-name="TitreLecon" style:master-page-name="PremierePage">
      <style:paragraph-properties style:page-number="auto"/>
      <style:text-properties officeooo:rsid="003edab8" officeooo:paragraph-rsid="003edab8"/>
    </style:style>
    <style:style style:name="T1" style:family="text">
      <style:text-properties officeooo:rsid="003edab8"/>
    </style:style>
    <style:style style:name="T2" style:family="text">
      <style:text-properties officeooo:rsid="002c45fe"/>
    </style:style>
    <style:style style:name="T3" style:family="text">
      <style:text-properties officeooo:rsid="003f81ca"/>
    </style:style>
    <style:style style:name="T4" style:family="text">
      <style:text-properties officeooo:rsid="0041d1c6"/>
    </style:style>
    <style:style style:name="T5" style:family="text">
      <style:text-properties style:font-size-complex="10.5pt"/>
    </style:style>
    <style:style style:name="T6" style:family="text">
      <style:text-properties officeooo:rsid="004116b0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Les intéractions utilisateur (entrées/sorties)</text:h>
      <text:p text:style-name="P3">Dans l’exécution d’un programme, il est fréquent que l’utilisateur ait besoin de saisir des informations.</text:p>
      <text:p text:style-name="P3">Les fonctions particulières <text:span text:style-name="Reference">print() </text:span>et <text:span text:style-name="Reference">input()</text:span> permettent d’intéragir avec l’utilisateur.</text:p>
      <text:p text:style-name="P3"/>
      <text:list xml:id="list838374013" text:style-name="Numbering_20_1">
        <text:list-item>
          <text:h text:style-name="Titre1" text:outline-level="2">La fonction print()</text:h>
        </text:list-item>
      </text:list>
      <text:p text:style-name="P3">La fonction <text:span text:style-name="Reference">print()</text:span> sert à afficher du texte et/ou le contenu d’une variable.</text:p>
      <text:p text:style-name="P3"/>
      <text:p text:style-name="P4"><text:span text:style-name="Code"><text:s text:c="2"/>&gt;&gt;&gt;print(‘Bienvenue au cours de NSI.’)<text:tab/><text:tab/><text:tab/><text:tab/><text:tab/><text:tab/><text:tab/><text:tab/></text:span></text:p>
      <text:p text:style-name="P5"><text:span text:style-name="Code"><text:s text:c="2"/>Bienvenue au cours de NSI.<text:tab/><text:tab/><text:tab/><text:tab/><text:tab/><text:tab/><text:tab/><text:tab/><text:tab/><text:tab/><text:tab/></text:span></text:p>
      <text:p text:style-name="P5"><text:span text:style-name="Code"><text:s text:c="2"/>&gt;&gt;&gt;prenom=’Boris’<text:tab/><text:tab/><text:tab/><text:tab/><text:tab/><text:tab/><text:tab/><text:tab/><text:tab/><text:tab/><text:tab/><text:tab/></text:span></text:p>
      <text:p text:style-name="P4"><text:span text:style-name="Code"><text:s text:c="2"/>&gt;&gt;&gt;print(‘Bonjour’, prenom,’, bienvenue au cours de NSI.’)<text:tab/> <text:tab/><text:tab/><text:tab/><text:tab/></text:span></text:p>
      <text:p text:style-name="P4"><text:span text:style-name="Code"><text:s text:c="2"/>Bonjour Boris, bienvenue au cours de NSI.<text:tab/><text:tab/><text:tab/><text:tab/><text:tab/><text:tab/><text:tab/><text:tab/></text:span></text:p>
      <text:p text:style-name="P4"><text:span text:style-name="Code"/></text:p>
      <text:h text:style-name="Titre2" text:outline-level="3"><text:span text:style-name="Norm">Remarques</text:span></text:h>
      <text:p text:style-name="P11"><text:span text:style-name="Norm"><text:span text:style-name="T3">Pour afficher plusieurs données avec la fonction</text:span></text:span><text:span text:style-name="Reference"><text:span text:style-name="T3"> print()</text:span></text:span><text:span text:style-name="Norm"><text:span text:style-name="T3">, il suffit de les séparer avec des virgules.</text:span></text:span></text:p>
      <text:p text:style-name="P11"><text:span text:style-name="Norm"><text:span text:style-name="T3">La fonction </text:span></text:span><text:span text:style-name="Reference"><text:span text:style-name="T3">print() </text:span></text:span><text:span text:style-name="Norm"><text:span text:style-name="T3">effectue un retour à la ligne après l’affichage du texte. Ce retour à la ligne peut être inhibé avec le paramètre </text:span></text:span><text:span text:style-name="Reference"><text:span text:style-name="T3">end=’’</text:span></text:span><text:span text:style-name="Norm"><text:span text:style-name="T3">.</text:span></text:span></text:p>
      <text:p text:style-name="P11"><text:span text:style-name="Norm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<text:span text:style-name="Code"><text:span text:style-name="T6">for i in range(3) : <text:s text:c="20"/></text:span></text:span></text:p>
            <text:p text:style-name="P6"><text:span text:style-name="Code"><text:span text:style-name="T6"><text:s text:c="6"/>print(i)</text:span></text:span><text:span text:style-name="Code"><text:span text:style-name="T5"><text:tab/><text:tab/><text:tab/> <text:s text:c="10"/></text:span></text:span></text:p>
          </table:table-cell>
          <table:table-cell table:style-name="Tableau1.A1" office:value-type="string">
            <text:p text:style-name="P10"><text:span text:style-name="Norm"><text:span text:style-name="T4">affiche</text:span></text:span></text:p>
          </table:table-cell>
          <table:table-cell table:style-name="Tableau1.C1" office:value-type="string">
            <text:p text:style-name="P6"><text:span text:style-name="Code"><text:span text:style-name="T4">0 <text:s text:c="18"/></text:span></text:span></text:p>
            <text:p text:style-name="P6"><text:span text:style-name="Code"><text:span text:style-name="T4">1 <text:s text:c="18"/></text:span></text:span></text:p>
            <text:p text:style-name="P9"><text:span text:style-name="Code"><text:span text:style-name="T4">2 <text:s text:c="18"/></text:span></text:span></text:p>
          </table:table-cell>
        </table:table-row>
        <table:table-row>
          <table:table-cell table:style-name="Tableau1.A2" office:value-type="string">
            <text:p text:style-name="P6"><text:span text:style-name="Code"><text:span text:style-name="T6">for i in range(3) : <text:s text:c="20"/></text:span></text:span></text:p>
            <text:p text:style-name="P9"><text:span text:style-name="Code"><text:span text:style-name="T5"><text:tab/></text:span></text:span><text:span text:style-name="Code"><text:span text:style-name="T6">print(i,end=’’) <text:s text:c="18"/></text:span></text:span></text:p>
          </table:table-cell>
          <table:table-cell table:style-name="Tableau1.A1" office:value-type="string">
            <text:p text:style-name="P10"><text:span text:style-name="Norm"><text:span text:style-name="T4">affiche</text:span></text:span></text:p>
          </table:table-cell>
          <table:table-cell table:style-name="Tableau1.A1" office:value-type="string">
            <text:p text:style-name="P9"><text:span text:style-name="Code"><text:span text:style-name="T4">012 <text:s text:c="16"/></text:span></text:span></text:p>
          </table:table-cell>
        </table:table-row>
      </table:table>
      <text:p text:style-name="P6"><text:span text:style-name="Code"/></text:p>
      <text:list xml:id="list145442371037717" text:continue-numbering="true" text:style-name="Numbering_20_1">
        <text:list-item>
          <text:h text:style-name="Titre1" text:outline-level="2"><text:span text:style-name="Norm">La fonction input()</text:span></text:h>
        </text:list-item>
      </text:list>
      <text:p text:style-name="P8"><text:span text:style-name="Norm"><text:span text:style-name="T3">La fonction</text:span></text:span><text:span text:style-name="Reference"><text:span text:style-name="T3"> input()</text:span></text:span><text:span text:style-name="Norm"><text:span text:style-name="T3"> permet des intéraction avec l’utilisateur : elle va stopper l’exécution du programme et attendre que l’utilisateur saisisse une donnée. Le programme reprend lorsque l’utilisateur appuie sur la touche </text:span></text:span><text:span text:style-name="Reference"><text:span text:style-name="T3">ENTREE</text:span></text:span><text:span text:style-name="Norm"><text:span text:style-name="T3">. La fonction renvoie alors le texte saisi par l’utilisateur.</text:span></text:span></text:p>
      <text:p text:style-name="P8"><text:span text:style-name="Norm"/></text:p>
      <text:p text:style-name="P8"><text:soft-page-break/><text:span text:style-name="Norm"><text:span text:style-name="T3">L’instruction suivante aura pour effet d’ouvrir une zone de saisie dans laquelle l’utilisateur pourra entrer une valeur. Cette valeur sera affectée à la variable </text:span></text:span><text:span text:style-name="Reference"><text:span text:style-name="T3">nom</text:span></text:span><text:span text:style-name="Norm"><text:span text:style-name="T3">.</text:span></text:span></text:p>
      <text:p text:style-name="P6"><text:span text:style-name="Code"><text:span text:style-name="T1"><text:s text:c="2"/>&gt;&gt;&gt;nom=input(‘Quel est votre nom ?’) <text:s text:c="47"/></text:span></text:span></text:p>
      <text:p text:style-name="P8"><text:span text:style-name="Norm"/></text:p>
      <text:h text:style-name="Titre2" text:outline-level="3"><text:span text:style-name="Norm">Remarque</text:span></text:h>
      <text:p text:style-name="P7"><text:span text:style-name="Norm"><text:span text:style-name="T4">La valeur renvoyée par la fonction </text:span></text:span><text:span text:style-name="Reference"><text:span text:style-name="T4">input()</text:span></text:span><text:span text:style-name="Norm"><text:span text:style-name="T4"> est une chaîne de caractère (type </text:span></text:span><text:span text:style-name="Reference"><text:span text:style-name="T4">‘str’</text:span></text:span><text:span text:style-name="Norm"><text:span text:style-name="T4">). Pour obtenir un nombre entier, il faudra saisir :</text:span></text:span></text:p>
      <text:p text:style-name="P6"><text:span text:style-name="Code"><text:s text:c="2"/>&gt;&gt;&gt;</text:span><text:span text:style-name="Code"><text:span text:style-name="T4">age</text:span></text:span><text:span text:style-name="Code">=</text:span><text:span text:style-name="Code"><text:span text:style-name="T4">int(</text:span></text:span><text:span text:style-name="Code">input(‘Quel est votre </text:span><text:span text:style-name="Code"><text:span text:style-name="T4">age</text:span></text:span><text:span text:style-name="Code"> ?’</text:span><text:span text:style-name="Code"><text:span text:style-name="T4">))</text:span></text:span><text:span text:style-name="Code"> <text:s text:c="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Lecon" style:family="paragraph" style:parent-style-name="Standard" style:default-outline-level="1" style:list-style-name="">
      <style:paragraph-properties fo:margin-left="0cm" fo:margin-right="0cm" fo:margin-top="0cm" fo:margin-bottom="0.499cm" loext:contextual-spacing="false" fo:text-indent="0cm" style:auto-text-indent="false"/>
      <style:text-properties fo:color="#2b2f71" style:font-name="Work Sans SemiBold" fo:font-family="'Work Sans SemiBold'" style:font-style-name="SemiBold" style:font-family-generic="swiss" style:font-pitch="variable" fo:font-size="22pt" style:text-underline-style="solid" style:text-underline-width="auto" style:text-underline-color="font-color" fo:font-weight="normal" officeooo:rsid="0027757c" style:font-size-asian="22pt" style:font-size-complex="22pt"/>
    </style:style>
    <style:style style:name="Titre2" style:family="paragraph" style:parent-style-name="Standard" style:default-outline-level="3" style:list-style-name="">
      <style:paragraph-properties fo:margin-left="1cm" fo:margin-right="0cm" fo:margin-top="0cm" fo:margin-bottom="0.199cm" loext:contextual-spacing="false" fo:text-indent="0cm" style:auto-text-indent="false"/>
      <style:text-properties style:font-name="Work Sans" fo:font-family="'Work Sans'" style:font-family-generic="swiss" style:font-pitch="variable" fo:font-size="14pt" fo:font-weight="bold" officeooo:rsid="001f2cd6" style:font-size-asian="16pt" style:font-weight-asian="bold" style:font-size-complex="16pt" style:font-weight-complex="bold"/>
    </style:style>
    <style:style style:name="Titre1" style:family="paragraph" style:parent-style-name="TitreLecon" style:default-outline-level="2" style:list-style-name="Numbering_20_1">
      <style:paragraph-properties fo:margin-top="0.499cm" fo:margin-bottom="0.3cm" loext:contextual-spacing="false"/>
      <style:text-properties style:font-name="Work Sans Light" fo:font-family="'Work Sans Light'" style:font-style-name="Maigre" style:font-family-generic="swiss" style:font-pitch="variable" fo:font-size="18pt" fo:font-weight="250"/>
    </style:style>
    <style:style style:name="Norm" style:family="paragraph" style:parent-style-name="Standard" style:master-page-name="">
      <style:paragraph-properties fo:text-align="justify" style:justify-single-word="false" style:page-number="auto"/>
      <style:text-properties style:font-name="Work Sans1" fo:font-family="'Work Sans'" style:font-style-name="Normal" style:font-family-generic="swiss" style:font-pitch="variable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Norm" style:family="text">
      <style:text-properties style:font-name="Work Sans1" fo:font-family="'Work Sans'" style:font-style-name="Normal" style:font-family-generic="swiss" style:font-pitch="variable" style:font-size-asian="10.5pt"/>
    </style:style>
    <style:style style:name="Gras" style:family="text" style:parent-style-name="Norm">
      <style:text-properties style:font-name="Work Sans SemiBold" fo:font-family="'Work Sans SemiBold'" style:font-style-name="SemiBold" style:font-family-generic="swiss" style:font-pitch="variable" fo:font-weight="600" style:font-size-asian="10.5pt"/>
    </style:style>
    <style:style style:name="Reference" style:family="text" style:parent-style-name="Norm">
      <style:text-properties style:font-name="Work Sans Light" fo:font-family="'Work Sans Light'" style:font-style-name="Maigre" style:font-family-generic="swiss" style:font-pitch="variable" fo:font-weight="250" style:font-size-asian="10.5pt"/>
    </style:style>
    <style:style style:name="Code" style:family="text">
      <style:text-properties style:font-name="TlwgMono" fo:font-family="TlwgMono" style:font-style-name="Normal" style:font-pitch="fixed" fo:font-size="13pt" fo:font-weight="normal" fo:background-color="#e6e6ff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Puce1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1.071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1.706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2.341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2.976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3.61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4.246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4.881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5.516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6.151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6.786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">
      <style:text-properties officeooo:paragraph-rsid="003edab8"/>
    </style:style>
    <style:style style:name="MP2" style:family="paragraph" style:parent-style-name="Norm">
      <style:text-properties officeooo:paragraph-rsid="002c45fe"/>
    </style:style>
    <style:style style:name="MT1" style:family="text">
      <style:text-properties officeooo:rsid="003edab8"/>
    </style:style>
    <style:style style:name="MT2" style:family="text">
      <style:text-properties officeooo:rsid="002c45f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0.093cm" svg:y="0.086cm" svg:width="1.716cm" svg:height="0.953cm" draw:z-index="0"><draw:image xlink:href="Pictures/1000020100000321000001BCB16A27CBB4E57C70.png" xlink:type="simple" xlink:show="embed" xlink:actuate="onLoad" loext:mime-type="image/png"/></draw:frame><draw:frame draw:style-name="Mfr2" draw:name="Image6" text:anchor-type="paragraph" svg:x="15.007cm" svg:y="0.009cm" svg:width="3.327cm" svg:height="1.018cm" draw:z-index="0"><draw:image xlink:href="Pictures/100002010000079E000002548169D575DCBB2720.png" xlink:type="simple" xlink:show="embed" xlink:actuate="onLoad" loext:mime-type="image/png"/></draw:frame></text:p>
        <text:p text:style-name="Header"/>
      </style:header>
      <style:footer>
        <text:p text:style-name="Footer"/>
      </style:footer>
    </style:master-page>
    <style:master-page style:name="PremierePage" style:page-layout-name="Mpm2">
      <style:header>
        <text:p text:style-name="Header"><draw:frame draw:style-name="Mfr1" draw:name="Image8" text:anchor-type="paragraph" svg:x="0.093cm" svg:y="0.086cm" svg:width="1.716cm" svg:height="0.953cm" draw:z-index="1"><draw:image xlink:href="Pictures/1000020100000321000001BC17AE5830388F2B2E.png" xlink:type="simple" xlink:show="embed" xlink:actuate="onLoad" loext:mime-type="image/png"/></draw:frame><draw:frame draw:style-name="Mfr2" draw:name="Image7" text:anchor-type="paragraph" svg:x="15.007cm" svg:y="0.009cm" svg:width="3.327cm" svg:height="1.018cm" draw:z-index="3"><draw:image xlink:href="Pictures/100002010000079E00000254100EE18C0A28AB76.png" xlink:type="simple" xlink:show="embed" xlink:actuate="onLoad" loext:mime-type="image/png"/></draw:frame></text:p>
      </style:header>
      <style:footer>
        <text:p text:style-name="MP1"><draw:frame draw:style-name="Mfr1" draw:name="Image1" text:anchor-type="paragraph" svg:x="-0.026cm" svg:y="-0.021cm" svg:width="0.998cm" svg:height="1.346cm" draw:z-index="5"><draw:image xlink:href="Pictures/10000201000000AF000000ECEF8983C45B71C462.png" xlink:type="simple" xlink:show="embed" xlink:actuate="onLoad" loext:mime-type="image/png"/></draw:frame><text:s text:c="9"/><text:span text:style-name="MT1">2-Les intéractions utilisateur (entrées/sorties)</text:span><text:tab/><text:tab/><text:tab/><text:tab/><text:tab/><text:tab/><text:page-number text:select-page="current">2</text:page-number>/<text:page-count>2</text:page-count></text:p>
      </style:footer>
    </style:master-page>
    <style:master-page style:name="PageInterieur" style:hidden="true" style:page-layout-name="Mpm3" style:next-style-name="PremierePage">
      <style:footer>
        <text:p text:style-name="Footer"/>
      </style:footer>
    </style:master-page>
    <style:master-page style:name="PageInterieure" style:page-layout-name="Mpm4">
      <style:footer>
        <text:p text:style-name="MP2"><draw:frame draw:style-name="Mfr1" draw:name="Image2" text:anchor-type="paragraph" svg:x="-0.026cm" svg:y="-0.021cm" svg:width="0.998cm" svg:height="1.346cm" draw:z-index="0"><draw:image xlink:href="Pictures/10000201000000AF000000EC85075CA356B642F4.png" xlink:type="simple" xlink:show="embed" xlink:actuate="onLoad" loext:mime-type="image/png"/></draw:frame><text:s text:c="9"/><text:span text:style-name="MT2">1- Structures de base</text:span><text:tab/><text:tab/><text:tab/><text:tab/><text:tab/><text:tab/><text:tab/><text:tab/><text:tab/><text:tab/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1:00.087613897</meta:creation-date>
    <dc:date>2021-05-25T14:54:41.899926853</dc:date>
    <meta:editing-duration>PT3H17M13S</meta:editing-duration>
    <meta:editing-cycles>19</meta:editing-cycles>
    <meta:generator>LibreOffice/6.0.7.3$Linux_X86_64 LibreOffice_project/00m0$Build-3</meta:generator>
    <meta:document-statistic meta:table-count="1" meta:image-count="6" meta:object-count="0" meta:page-count="2" meta:paragraph-count="32" meta:word-count="245" meta:character-count="1960" meta:non-whitespace-character-count="1409"/>
  </office:meta>
</office:document-meta>
</file>